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Version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27a" officeooo:paragraph-rsid="0002027a"/>
    </style:style>
    <style:style style:name="P2" style:family="paragraph" style:parent-style-name="Standard">
      <style:text-properties fo:language="en" fo:country="IE" officeooo:rsid="0002027a" officeooo:paragraph-rsid="0002027a"/>
    </style:style>
    <style:style style:name="P3" style:family="paragraph" style:parent-style-name="Standard">
      <style:text-properties fo:language="en" fo:country="IE" officeooo:rsid="0002cfe8" officeooo:paragraph-rsid="0002cfe8"/>
    </style:style>
    <style:style style:name="P4" style:family="paragraph" style:parent-style-name="Standard">
      <style:text-properties style:text-line-through-style="solid" style:text-line-through-type="single" officeooo:rsid="0002027a" officeooo:paragraph-rsid="0002027a"/>
    </style:style>
    <style:style style:name="P5" style:family="paragraph" style:parent-style-name="Standard">
      <style:text-properties style:text-line-through-style="solid" style:text-line-through-type="single" fo:language="en" fo:country="IE" officeooo:rsid="0002027a" officeooo:paragraph-rsid="0002027a"/>
    </style:style>
    <style:style style:name="P6" style:family="paragraph" style:parent-style-name="Standard">
      <style:text-properties style:text-line-through-style="solid" style:text-line-through-type="single" fo:language="en" fo:country="IE" officeooo:rsid="0002cfe8" officeooo:paragraph-rsid="0002cfe8"/>
    </style:style>
    <style:style style:name="P7" style:family="paragraph" style:parent-style-name="Standard">
      <style:text-properties style:text-line-through-style="solid" style:text-line-through-type="single" fo:language="en" fo:country="IE" officeooo:rsid="0006a9dc" officeooo:paragraph-rsid="0006a9dc"/>
    </style:style>
    <style:style style:name="T1" style:family="text">
      <style:text-properties fo:language="pl" fo:country="PL"/>
    </style:style>
    <style:style style:name="T2" style:family="text">
      <style:text-properties officeooo:rsid="0002cfe8"/>
    </style:style>
    <style:style style:name="T3" style:family="text">
      <style:text-properties officeooo:rsid="00030141"/>
    </style:style>
    <style:style style:name="T4" style:family="text">
      <style:text-properties officeooo:rsid="0003d6d1"/>
    </style:style>
    <style:style style:name="T5" style:family="text">
      <style:text-properties officeooo:rsid="00045ef6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officeooo:rsid="000bb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Harry’s full address?</text:p>
      <text:p text:style-name="P1">(The Cupboard under the stairs, <text:span text:style-name="T4">2</text:span> Privet Drive)</text:p>
      <text:p text:style-name="P1"/>
      <text:p text:style-name="P1">2. <text:span text:style-name="T6">What did Harry get for Christmas?</text:span></text:p>
      <text:p text:style-name="P4">(The invisibility cloak)</text:p>
      <text:p text:style-name="P1"/>
      <text:p text:style-name="P1">3. What did Harry get at the end of the movie?</text:p>
      <text:p text:style-name="P1">(A photo album)</text:p>
      <text:p text:style-name="P1"/>
      <text:p text:style-name="P4">4. What was the number of Harry’s vault <text:span text:style-name="T5">at Gringott’s</text:span></text:p>
      <text:p text:style-name="P4">687</text:p>
      <text:p text:style-name="P1"/>
      <text:p text:style-name="P4">5. What was spelled on Harry’s birthday cake?</text:p>
      <text:p text:style-name="P4">Happee birthdae Harry</text:p>
      <text:p text:style-name="P4"/>
      <text:p text:style-name="P4">6. Who taught Defence Against the Dark Arts?</text:p>
      <text:p text:style-name="P4">Quirrell</text:p>
      <text:p text:style-name="P1"/>
      <text:p text:style-name="P1">7. How many times did McGonagall appear as a cat?</text:p>
      <text:p text:style-name="P1">Twice</text:p>
      <text:p text:style-name="P1"/>
      <text:p text:style-name="P4">8. What is the name of the wizard’s bank?</text:p>
      <text:p text:style-name="P4">Gringott’s</text:p>
      <text:p text:style-name="P1"/>
      <text:p text:style-name="P4">9. What was the number of the vault Hagrid went to at Gringott’s?</text:p>
      <text:p text:style-name="P4">713</text:p>
      <text:p text:style-name="P1"/>
      <text:p text:style-name="P1">10. What did Neville receive in the mail?</text:p>
      <text:p text:style-name="P1">A reme<text:span text:style-name="T7">m</text:span>berall</text:p>
      <text:p text:style-name="P1"/>
      <text:p text:style-name="P1">11. What is the name of Harry’s aunt?</text:p>
      <text:p text:style-name="P1">Petunia</text:p>
      <text:p text:style-name="P1"/>
      <text:p text:style-name="P1">12. What is the name of the ball that wins a game of quidditch?</text:p>
      <text:p text:style-name="P1">The Golden Snitch</text:p>
      <text:p text:style-name="P1"/>
      <text:p text:style-name="P1">13. What is the name of Hagrid’s dog</text:p>
      <text:p text:style-name="P1">Fang/<text:span text:style-name="T1">Kieł</text:span></text:p>
      <text:p text:style-name="P1"><text:span text:style-name="T1"/></text:p>
      <text:p text:style-name="P1"><text:span text:style-name="T1">14. What is the name of the dog guarding the trap door?</text:span></text:p>
      <text:p text:style-name="P1"><text:span text:style-name="T1">Fluffy</text:span></text:p>
      <text:p text:style-name="P1"><text:span text:style-name="T1"/></text:p>
      <text:p text:style-name="P1"><text:span text:style-name="T1">15. What was the name of Hagrid’s dragon?</text:span></text:p>
      <text:p text:style-name="P1"><text:span text:style-name="T1">Norbert</text:span></text:p>
      <text:p text:style-name="P1"><text:span text:style-name="T1"/></text:p>
      <text:p text:style-name="P1"><text:span text:style-name="T1">16. How many points did Neville receive at the end of the movie?</text:span></text:p>
      <text:p text:style-name="P1"><text:span text:style-name="T1">10</text:span></text:p>
      <text:p text:style-name="P1"><text:span text:style-name="T1"/></text:p>
      <text:p text:style-name="P4"><text:span text:style-name="T1">17. What was the name of the centaur?</text:span></text:p>
      <text:p text:style-name="P4"><text:span text:style-name="T1">Firenze</text:span></text:p>
      <text:p text:style-name="P1"><text:span text:style-name="T1"/></text:p>
      <text:p text:style-name="P4"><text:span text:style-name="T1">18. Where was the snake at the start of the movie from?</text:span></text:p>
      <text:p text:style-name="P7"><text:soft-page-break/>Burma</text:p>
      <text:p text:style-name="P1"><text:span text:style-name="T1"/></text:p>
      <text:p text:style-name="P2">19. Where is Ron’s brother studying dragons?</text:p>
      <text:p text:style-name="P2">Romania</text:p>
      <text:p text:style-name="P2"/>
      <text:p text:style-name="P5">20. <text:span text:style-name="T2">What kind of dragon did Hagrid have?</text:span></text:p>
      <text:p text:style-name="P6">A Norwegian Ridgeback</text:p>
      <text:p text:style-name="P3"/>
      <text:p text:style-name="P3">21. How old was Harry when he found out he is a wizard?</text:p>
      <text:p text:style-name="P3">11</text:p>
      <text:p text:style-name="P3"/>
      <text:p text:style-name="P3">22. What flavour of Every Flavour Beans did Dumbledore eat in the hospital?</text:p>
      <text:p text:style-name="P3">Ear wax</text:p>
      <text:p text:style-name="P3"/>
      <text:p text:style-name="P3">23. Who was the wizard on the Chocolate Frog card that Harry opened on the train?</text:p>
      <text:p text:style-name="P3">Dumbledore</text:p>
      <text:p text:style-name="P3"/>
      <text:p text:style-name="P6">24. What is at the core of Harry’s wand?</text:p>
      <text:p text:style-name="P6">Phoenix feat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9:01:08.556000000</meta:creation-date>
    <dc:date>2019-07-28T21:34:32.835000000</dc:date>
    <meta:editing-duration>PT1H32M16S</meta:editing-duration>
    <meta:editing-cycles>5</meta:editing-cycles>
    <meta:generator>LibreOffice/6.2.2.2$Windows_X86_64 LibreOffice_project/2b840030fec2aae0fd2658d8d4f9548af4e3518d</meta:generator>
    <meta:document-statistic meta:table-count="0" meta:image-count="0" meta:object-count="0" meta:page-count="2" meta:paragraph-count="48" meta:word-count="283" meta:character-count="1446" meta:non-whitespace-character-count="121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a" VL:creator="" dc:date-time="2019-07-28T21:33:57"/>
  <VL:version-entry VL:title="Version2" VL:comment="orig" VL:creator="" dc:date-time="2019-07-28T21:34:33"/>
</VL:version-list>
</file>